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bonus script to find dealer by day/time/game</text:p>
      <text:p text:style-name="P1">#Instructions for bonus script: dealer_finder_by_time_by_game.sh</text:p>
      <text:p text:style-name="P2"/>
      <text:p text:style-name="P1">#Argument1: Game Type Format: roulette, blackjack, or holdem</text:p>
      <text:p text:style-name="P1">#Argument2: Time Format: 01-12</text:p>
      <text:p text:style-name="P1">#Argument3: AM/PM Format: A or P</text:p>
      <text:p text:style-name="P1">#Argument4: Date Format: 0312</text:p>
      <text:p text:style-name="P1">#Argument5: Output File</text:p>
      <text:p text:style-name="P2"/>
      <text:p text:style-name="P1">find $4* &gt;&gt; $5</text:p>
      <text:p text:style-name="P1">if [ $1 == roulette ]; </text:p>
      <text:p text:style-name="P1">then grep "$2\:00:00 $3\M" $4* | awk -F" " '{print "Roulette Dealer:", $1, $2, $5, $6}' &gt;&gt; $5</text:p>
      <text:p text:style-name="P1">elif [ $1 == blackjack ];</text:p>
      <text:p text:style-name="P1">then grep "$2\:00:00 $3\M" $4* | awk -F" " '{print "BlackJack Dealer:", $1, $2, $3, $4}' &gt;&gt; $5</text:p>
      <text:p text:style-name="P1">elif [ $1 == holdem ];</text:p>
      <text:p text:style-name="P1">then grep "$2\:00:00 $3\M" $4* | awk -F" " '{print "Texas Hold-em Dealer:", $1, $2, $7, $8}' &gt;&gt; $5</text:p>
      <text:p text:style-name="P1">else echo "Invalid Game Input"</text:p>
      <text:p text:style-name="P4">fi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09:03:23.900000000</meta:creation-date>
    <dc:date>2021-06-24T09:04:50.705000000</dc:date>
    <meta:editing-duration>PT1M27S</meta:editing-duration>
    <meta:editing-cycles>1</meta:editing-cycles>
    <meta:document-statistic meta:table-count="0" meta:image-count="0" meta:object-count="0" meta:page-count="1" meta:paragraph-count="17" meta:word-count="120" meta:character-count="685" meta:non-whitespace-character-count="579"/>
    <meta:generator>LibreOffice/7.1.3.2$Windows_X86_64 LibreOffice_project/47f78053abe362b9384784d31a6e56f8511eb1c1</meta:generator>
  </office:meta>
</office:document-meta>
</file>